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मगोखातीर शिक्षण माध्यम इशू सोपलो सुदिनाचो बॉम्ब माध्यम इशून मगोची इलॅक्शनाक लायली वाट मंचानूय इशो गुटलावचो सुदिनाचो सल्लो मंच म्हण्टा सरकारान मराठी शाळा सोपयल्यो.</text:p>
      <text:p>टू व्हिलर चलयतल्याबरोबर फाटल्यान बसतल्यानूय हॅल्मॅट घालचें पुलीसांचो उलो तालांवांची मोहीम कडक मात गरजेभायर गाडयो आडायतल्या ट्रॅफिक पुलिसांकूय एसपीची शिटकावणी.</text:p>
      <text:p>काँमन मिनीमम प्रोग्रामाचे डिक्लॅरेशनाक मुख्यमंत्री पर्रीकाराबरोबर पालयेंकार सोडल्यार एकूय मंत्री ना आपोवणेंय ना विचाल्ल्यार दर एकलो म्हण्टा आपोवंकूच जाय अशें ना.</text:p>
      <text:p>आंतरराष्ट्रीय योग दिसा संसाराबरोबर गोंयांतूय सगले वांठारांनी कार्यावळी लखनऊंत प्रधानमंत्री मोदीचो योग गोंयांत श्यामाप्रसाद स्टेडियमार स्कुलां हायर सेकंडरी संघटनांचोय योग.</text:p>
      <text:p>अनमोड घाटार व्हील लोडर्सां सकट ट्रेलर परतलो घाटार हायवेचेर मदीच ट्रॅलर परतल्ल्यान दोनूय वटेचो ट्रॅफीक आदेसभर ब्लॉक सांजे हायवे मेकळो.</text:p>
      <text:p>आनी</text:p>
      <text:p>जीटीडीसीकेडेन आशिल्ले टूरिझम प्रोमोशन आनी मार्केटींग कार्याक्रमाचे सगळे अधिकार आतां टूरिझम खात्याकडेन गृह आधाराचें कॅपिंग वाडयलें लावार्थी 1 लाख 52 हजार.</text:p>
      <text:p>मगोखातीर शिक्षण माध्यमाचो इशू सोंपलो. त्याच इशून खंय मगोची इलॅक्शनाक वाट लायलीज्या माध्यम विशयाचेर मगोन बीजेपी आड गोवा सुरक्षा मंचाकडेन युती केली तो विशय मगोन गुटलायला. मंचानय तो गुटलावन दवरचो म्हूण सुदिनाचो खवदळ घालपी सल्लो. भाभासुमं म्हण्टा सुदिनाचे ते वैयक्तीक मत. दुसरेवटेन मंच म्हण्टा सरकारान मराठी शाळा सोपयल्यो. 543 शाळां बंद पडपाचे वाटेर आसात. 26 जुनासावन मंच गोंयभर धरणे धरपाचे आसा.</text:p>
      <text:p>टू व्हिलरांचे एक्सिडॅन्टांत कितलेशेच फावट फाटल्यान बशिल्लो पिलियन रायडरूय सोपता. पोरुं अशे 46 जाल्यार अंदू आतांमेरेन 13 पिलियन रायडर सोंपल्यात. हो आकडो घेवन ट्रॅफिक पुलिसांनी आतां फाटल्यान बशिल्ल्यानूय हॅल्मॅट घालचें म्हूण उलो माल्ला. तालावांची मोहीम आतां खर जातली. तशेंच गाडयो शिस्तीन आनी कायद्यान चलयतल्यांकूय बेठेच हात दाखोवन गाडयो आडावपी ट्रॅफिकांकूय ट्रॅफिक एसपीन शिटकावणी दिल्या.</text:p>
      <text:p>मुख्यमंत्री पर्रीकारान सोमारा काँमन मिनीमम प्रोग्राम जाहीर केलो मात स आमदार आशिल्ले दोन प्रादेशीक पक्ष आनी दोन अपक्ष्याचां धिगयाचेर चलपी ह्या सरकाराचो अजेंडा जाहीर करपाचे कार्यावळीक मंत्री पालयेकार सोडल्यार एकूय मंत्रीआमदार ना. सुत्रां सांगता ते प्रमाण कोणाकूच ऑफिशियल आमंत्रण नाशिल्लें. मंत्रीआमदार नासतना मुख्यमंत्र्यान डिक्लॅर केल्लो सीएमपी सध्या राजकी चर्चेचो विशय जाला.</text:p>
      <text:p>घेवया एक ब्रेक</text:p>
      <text:p>संवसारान बुधवारा आंतरराष्ट्रीय तिसरो योग दीस सामूहीक योग कार्यावळी करून मनयलो. 180 देशांनी 5 हजारांवयर कार्यावळी. भारतांतूय संस्था आनी सरकाराच्यो मोठ्या संख्येन कार्यावळी जाल्यो. लखनऊंत प्रधानमंत्री मोदीन स्वता योगासनां केलीं. ताळगांवां श्यामाप्रसाद मुखर्जी स्टेडियमावेली मुखेल सरकारी कार्यावळ धरून कितल्योशोच संस्था आनी स्कुलांनी योगाच्यो कार्यावळी जाल्यो. पळयात योग दीस</text:p>
      <text:p>कुडचड्यार एका दुकानाक मंगळारा मध्यानराती उजो लागलो. सुमार 4 लाखांच्या मालाचो गोबोर जालो. लोकांनी खंय फायर ब्रिगेड स्टेशनार वचून फातर मारून स्टाफाक उठयले फायर ब्रिगेड पावसर दुकानांतलें सगलें लासून काबार</text:p>
      <text:p>घेवया एक ब्रेक</text:p>
      <text:p>फाटली कितलीशीच वर्सा जीटीडीसीकेडेन आशिल्ले पर्यटनाचे प्रोमोशन आनी मार्केटींग कार्याक्रमाचे सगळे अधिकार आतां परत पर्यटन खात्याकडेन दिल्यात. बुधवारा मंत्रीमंडलान घेतिल्ल्या निर्णयान जीटीडीसीचें वारेंच काडलें. आता टूरिझमाचीं सगळीं कामां पर्यटन खातें करतले. जीटीडीसीकडेन खयची कामा दिवप ते खातें थारायतलें. गृहआधार लावार्थिंचे आकड्याचें कॅपिंग दोन हजार वाडोवन 1 लाख 52 हजार केलां.</text:p>
      <text:p>एक तर जिल्लो पंचायतींक अधिकार दियात ना जाल्यार त्यो स्क्रॅप करात. दक्षिण गोंयचे झेडपीचें परत रडगाणें सुरु. हो पयलो थाराव न्ही. हे पयलीं अशे कितलेशेच फावट झेडपीन थाराव घेतल्यात. मात सरकाराक तांचें कोंत ना. झे़डपीं सीट रद्द करुन विधानसभेक सीट वाडोवचे म्हूण ते मागतात. स म्हयने वाट पळोवपाचें पाशेंस तांकां आसा. पंचायत मंत्रीमाविनूय खंय तेच मताचो.</text:p>
      <text:p>मेरशे टूरिस्टांचे मारबडय प्रकरणातले आरोपी विशाल गोलतकार सूरज शेट्ये आनी लॉरेन्स डायसाची पुलीस कस्टडी वाडयल्या. कोर्टान आनीक 3 दिसांनी तांची कस्टडी वाडयली. आदी तांका 7 दिसाची कस्टडी दिल्ली. ह्या तिगांकूय टूरिस्टांनी धरून दिल्ले. मंगळारा चौथो आरोपी साई कुंडयकाराक कोर्टान सात दिसांचो रिमांड दिल्लो. तो ओल्ड गोवा पुलिसांकडेन सरेंडर जाल्लो.</text:p>
      <text:p>घेवया एक ब्रेक</text:p>
      <text:p>धर्मनिरपेक्षता आनी वाडट्या असहिष्णुते आड आवाज काडपाक म्हूण कॉंग्रेसीन सयांची मोहीम सुरु करपाचें थारायलां. फुडल्या 15 दिसांत चाळीसूय मतदारसंघांत ही मोहीम चलतली. कमीतकमी एक लाख लोकांचो तेंको खंय मेळूंक शकता. ह्या मोहिमेत मेळिल्ल्या सयांची कॉपी राष्ट्रपतीक धाडटले म्हूण कॉंग्रेसीचो प्रदेशाध्यक्ष लुईझिन उलयलो.</text:p>
      <text:p>कुडचड्या नव्या पुलावेल्यान आतां एकल्यान उडी माल्ली. ही गजाल आयकल्या उ परांत रेस्क्यू ऑपरेशन पळोवपाक कुडचडे आनी सावड्डेच्या लोकांनी पुलार गर्दी केली. फाटल्या म्हयन्यांत अशीच गजाल जाल्ली आनी पांयपूल मोडून लोक उदकांत पडिल्ले. तरीकय परत तेंच मात हो पूल थंयचोच दुसरो आनी नवो इतलोच फरक.</text:p>
      <text:p>घेवया एक ब्रेक</text:p>
      <text:p>सकाळीं अनमोड घाटार व्हील लोडर्सां सकट ट्रेलर परतलो. घाटार हायवेचेर मदीच ट्रॅलर परतल्ल्यान व्हील लोडर्स आनी ट्रेलरान दोनूय वटेचो ट्रॅफीक ब्लॉक केलो. पूराय घाटार मोलें ते अनमोड मेरेन आदेसभर ट्रॅफीक ब्लॉक उल्लो. उपरांत कर्नाटक चॅकपोस्ट ते मोले वटेन ट्रॅफीक सोडलो. सकाळीं ब्लॉक जाल्लो घाटांतलो ट्रॅफिक ट्रेलर क्रेनीन काडले उपरांत सांजे मेकळो जालो.</text:p>
      <text:p>आपले हात सारखे ना आपले पांय सारखे ना आपल्याक जमचेंना म्हणपी जायते जाण आसतले कोण देवाच्या नांवान कोण आपल्या नशिबाक रडतात मात असल्याच लोकांच्या संसारांत हात आनी पायूंय नाशिल्लें एक चली आपलें जीवन हांसून – खेळून जगता तें पळयात खासा रिपोर्ट.</text:p>
      <text:p>हें बुलॅटिन हांगांच सोंपता ह्यो खबरो तुमकां प्रुडंट वॉट्सॅप ट्विटर फेसबूक आनी प्रुडंट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